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8634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28in"/>
    </style:style>
    <style:style style:name="co5" style:family="table-column">
      <style:table-column-properties fo:break-before="auto" style:column-width="3.0063in"/>
    </style:style>
    <style:style style:name="co6" style:family="table-column">
      <style:table-column-properties fo:break-before="auto" style:column-width="2.5055in"/>
    </style:style>
    <style:style style:name="co7" style:family="table-column">
      <style:table-column-properties fo:break-before="auto" style:column-width="4.4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420e"/>
    </style:style>
    <style:style style:name="ce3" style:family="table-cell" style:parent-style-name="Default">
      <style:table-cell-properties fo:background-color="#0066c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"/>
    <style:style style:name="ce6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set" table:style-name="ta1">
        <table:shapes>
          <draw:frame draw:z-index="0" draw:style-name="gr1" draw:text-style-name="P1" svg:width="6.3031in" svg:height="3.5449in" svg:x="2.9815in" svg:y="0.9098in">
            <draw:object draw:notify-on-update-of-ranges="Dataset.B1:Dataset.B1 Dataset.B2:Dataset.B3 Dataset.C1:Dataset.C1 Dataset.C2:Dataset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pair_id</text:p>
          </table:table-cell>
          <table:table-cell table:style-name="ce1" office:value-type="string" calcext:value-type="string">
            <text:p>insert_time</text:p>
          </table:table-cell>
          <table:table-cell table:style-name="ce1" office:value-type="string" calcext:value-type="string">
            <text:p>travel_ti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istance</text:p>
          </table:table-cell>
          <table:table-cell table:style-name="ce3" office:value-type="string" calcext:value-type="string">
            <text:p>Routes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5" office:value-type="date" office:date-value="2012-06-13T16:35:00" calcext:value-type="date">
            <text:p>06/13/12 04:35 PM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B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xml, lat long</text:p>
          </table:table-cell>
        </table:table-row>
        <table:table-row table:style-name="ro1">
          <table:table-cell/>
          <table:table-cell table:style-name="ce5" office:value-type="date" office:date-value="2012-06-13T16:40:00" calcext:value-type="date">
            <text:p>06/13/12 04:40 PM</text:p>
          </table:table-cell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assdot_bluetoad_data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air_definition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air_routes.xml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 calcext:value-type="string">
            <text:p>Question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is rush hour?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nswe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's not what we thought.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Basic idea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xis: 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-axis: Time of day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dditional featur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e direction comparis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ute comparis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ed is m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 across highway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Why does it matter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ws you how to avoid rush ho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ws you who sits in the worst traffic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Next step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swer more questions about how to avoid traffic</text:p>
          </table:table-cell>
          <table:table-cell table:number-columns-repeated="5"/>
        </table:table-row>
      </table:table>
      <table:table table:name="Rough concept" table:style-name="ta1">
        <table:table-column table:style-name="co3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ou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07H00M00S" calcext:value-type="time">
            <text:p>07:00:00 AM</text:p>
          </table:table-cell>
          <table:table-cell office:value-type="string" calcext:value-type="string">
            <text:p>70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5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4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8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66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07H00M00S" calcext:value-type="time">
            <text:p>07:00:00 AM</text:p>
          </table:table-cell>
          <table:table-cell office:value-type="string" calcext:value-type="string">
            <text:p>70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5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4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8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66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7H00M00S" calcext:value-type="time">
            <text:p>07:00:00 AM</text:p>
          </table:table-cell>
          <table:table-cell office:value-type="string" calcext:value-type="string">
            <text:p>70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5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4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8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66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07H00M00S" calcext:value-type="time">
            <text:p>07:00:00 AM</text:p>
          </table:table-cell>
          <table:table-cell office:value-type="string" calcext:value-type="string">
            <text:p>70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5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4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8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66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07H00M00S" calcext:value-type="time">
            <text:p>07:00:00 AM</text:p>
          </table:table-cell>
          <table:table-cell office:value-type="string" calcext:value-type="string">
            <text:p>70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5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4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8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66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7H00M00S" calcext:value-type="time">
            <text:p>07:00:00 AM</text:p>
          </table:table-cell>
          <table:table-cell office:value-type="string" calcext:value-type="string">
            <text:p>70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5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4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85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66mph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65mph</text:p>
          </table:table-cell>
          <table:table-cell office:value-type="string" calcext:value-type="string">
            <text:p>NB</text:p>
          </table:table-cell>
        </table:table-row>
      </table:table>
      <table:table table:name="Things to figure ou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speed</text:p>
          </table:table-cell>
          <table:table-cell table:style-name="ce4"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Which pair_ids belong to which coordinates?</text:p>
          </table:table-cell>
          <table:table-cell office:value-type="string" calcext:value-type="string">
            <text:p>What is the date/time format used?</text:p>
          </table:table-cell>
          <table:table-cell office:value-type="string" calcext:value-type="string">
            <text:p>How can we convert seconds to mph?</text:p>
          </table:table-cell>
          <table:table-cell office:value-type="string" calcext:value-type="string">
            <text:p>How do we figure out what abbreviations are used for which direction?</text:p>
          </table:table-cell>
        </table:table-row>
        <table:table-row table:style-name="ro1">
          <table:table-cell office:value-type="string" calcext:value-type="string">
            <text:p>Which coordinates belong to which highways?</text:p>
          </table:table-cell>
          <table:table-cell office:value-type="string" calcext:value-type="string">
            <text:p>How can we aggregate time by hour/route/day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3:25:54.205421232</meta:creation-date>
    <meta:generator>LibreOffice/4.2.6.2$Linux_X86_64 LibreOffice_project/420$Build-2</meta:generator>
    <dc:date>2014-09-17T14:14:22.577511780</dc:date>
    <meta:editing-duration>PT40M29S</meta:editing-duration>
    <meta:editing-cycles>17</meta:editing-cycles>
    <meta:document-statistic meta:table-count="3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5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line" chart:style-name="ch1">
        <chart:title svg:x="6.017cm" svg:y="0.316cm" chart:style-name="ch2">
          <text:p>Rush hour is when?</text:p>
        </chart:title>
        <chart:legend chart:legend-position="end" svg:x="13.027cm" svg:y="4.203cm" style:legend-expansion="high" chart:style-name="ch3"/>
        <chart:plot-area chart:style-name="ch4" table:cell-range-address="Dataset.B1:Dataset.C3" chart:data-source-has-labels="both" svg:x="1.331cm" svg:y="1.635cm" svg:width="11.056cm" svg:height="6.209cm">
          <chartooo:coordinate-region svg:x="2.138cm" svg:y="1.834cm" svg:width="10.249cm" svg:height="5.363cm"/>
          <chart:axis chart:dimension="x" chart:name="primary-x" chart:style-name="ch5" chartooo:axis-type="auto">
            <chartooo:date-scale/>
            <chart:title svg:x="5.982cm" svg:y="8.024cm" chart:style-name="ch6">
              <text:p>Time of day</text:p>
            </chart:title>
            <chart:categories table:cell-range-address="Dataset.B2:Dataset.B3"/>
          </chart:axis>
          <chart:axis chart:dimension="y" chart:name="primary-y" chart:style-name="ch7">
            <chart:title svg:x="0.451cm" svg:y="5.273cm" chart:style-name="ch8">
              <text:p>Speed</text:p>
            </chart:title>
            <chart:grid chart:style-name="ch9" chart:class="major"/>
          </chart:axis>
          <chart:series chart:style-name="ch10" chart:values-cell-range-address="Dataset.C2:Dataset.C3" chart:label-cell-address="Dataset.C1:Dataset.C1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vel_time</text:p>
                <draw:g>
                  <svg:desc>Dataset.C1:Dataset.C1</svg:desc>
                </draw:g>
              </table:table-cell>
            </table:table-row>
          </table:table-header-rows>
          <table:table-rows>
            <table:table-row>
              <table:table-cell office:value-type="float" office:value="41073.6909722222">
                <text:p>41070</text:p>
                <draw:g>
                  <svg:desc>Dataset.B2:Dataset.B3</svg:desc>
                </draw:g>
              </table:table-cell>
              <table:table-cell office:value-type="float" office:value="742">
                <text:p>742</text:p>
                <draw:g>
                  <svg:desc>Dataset.C2:Dataset.C3</svg:desc>
                </draw:g>
              </table:table-cell>
            </table:table-row>
            <table:table-row>
              <table:table-cell office:value-type="float" office:value="41073.6944444444">
                <text:p>41070</text:p>
              </table:table-cell>
              <table:table-cell office:value-type="float" office:value="810">
                <text:p>8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